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fd6" officeooo:paragraph-rsid="0012efd6"/>
    </style:style>
    <style:style style:name="T1" style:family="text">
      <style:text-properties officeooo:rsid="00148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dssdfadssdasdvasdva</text:span>TestTest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9:48:36.007984157</meta:creation-date>
    <dc:date>2022-09-21T11:23:47.601732874</dc:date>
    <meta:editing-duration>PT18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" meta:word-count="1" meta:character-count="32" meta:non-whitespace-character-count="32"/>
  </office:meta>
</office:document-meta>
</file>